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B8000002796899D1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5cm, 0cm, 3.17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29cm" fo:min-width="12.6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family="'DejaVu Sans'" style:font-family-generic="swiss" style:font-pitch="variable"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family="'DejaVu Sans'" style:font-family-generic="swiss" style:font-pitch="variable"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33cm" svg:height="14.706cm" svg:x="0.254cm" svg:y="3.674cm">
          <draw:image xlink:href="Pictures/10000000000001B8000002796899D1D3.png" xlink:type="simple" xlink:show="embed" xlink:actuate="onLoad">
            <text:p/>
          </draw:image>
        </draw:frame>
        <draw:frame draw:style-name="gr2" draw:text-style-name="P2" draw:layer="layout" svg:width="13.192cm" svg:height="3.207cm" svg:x="1.024cm" svg:y="0.254cm">
          <draw:text-box>
            <text:p text:style-name="P2"><text:span text:style-name="T1">Alice’s Adventures</text:span><text:span text:style-name="T1"><text:line-break/></text:span><text:span text:style-name="T1">in Wonderland</text:span></text:p>
          </draw:text-box>
        </draw:frame>
        <draw:frame draw:style-name="gr3" draw:text-style-name="P3" draw:layer="layout" svg:width="6.213cm" svg:height="1.352cm" svg:x="4.514cm" svg:y="18.714cm">
          <draw:text-box>
            <text:p text:style-name="P3"><text:span text:style-name="T2">Lewis Carro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endan Kidwell</meta:initial-creator>
    <meta:creation-date>2011-11-16T02:54:12</meta:creation-date>
    <dc:date>2011-11-16T03:11:12</dc:date>
    <dc:creator>Brendan Kidwell</dc:creator>
    <meta:editing-duration>PT17M2S</meta:editing-duration>
    <meta:editing-cycles>3</meta:editing-cycles>
    <meta:generator>LibreOffice/3.3$Unix LibreOffice_project/330m19$Build-401</meta:generator>
    <meta:document-statistic meta:object-count="3"/>
  </office:meta>
</office:document-meta>
</file>